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nom</text:p>
          </table:table-cell>
          <table:table-cell office:value-type="string">
            <text:p>id_fam</text:p>
          </table:table-cell>
        </table:table-row>
        <table:table-row table:style-name="ro2">
          <table:table-cell/>
          <table:table-cell office:value-type="string">
            <text:p>camisetas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amisas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haqueta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brigo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vaqueros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pantalones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ropa interior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calcetines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string">
            <text:p>vestidos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chaquetas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abrigos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pantalones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faldas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ropa interior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calcetines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vaqueros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7:35:12</meta:creation-date>
    <dc:date>2014-10-09T17:37:13</dc:date>
    <meta:editing-duration>P0D</meta:editing-duration>
    <meta:editing-cycles>1</meta:editing-cycles>
    <meta:document-statistic meta:table-count="3" meta:cell-count="34" meta:object-count="0"/>
    <meta:generator>LibreOffice/3.5$Linux_X86_64 LibreOffice_project/350m1$Build-2</meta:generator>
  </office:meta>
</office:document-meta>
</file>